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margin-top="0.3333in" fo:line-height="150%"/>
    </style:style>
    <style:style style:name="P19" style:parent-style-name="Nadpis1" style:family="paragraph">
      <style:paragraph-properties fo:line-height="150%"/>
    </style:style>
    <style:style style:name="P20" style:parent-style-name="Nadpis1" style:family="paragraph">
      <style:paragraph-properties fo:line-height="150%"/>
    </style:style>
    <style:style style:name="P21" style:parent-style-name="Nadpis1" style:family="paragraph">
      <style:paragraph-properties fo:margin-top="0.3333in" fo:line-height="150%"/>
    </style:style>
    <style:style style:name="P22" style:parent-style-name="Číslovanýseznam" style:family="paragraph">
      <style:paragraph-properties fo:text-align="start" fo:line-height="104%" fo:margin-left="0.1972in" fo:text-indent="-0.1972in">
        <style:tab-stops/>
      </style:paragraph-properties>
    </style:style>
    <style:style style:name="P23" style:parent-style-name="Číslovanýseznam" style:family="paragraph">
      <style:paragraph-properties fo:text-align="start" fo:line-height="104%" fo:margin-left="0.1972in" fo:text-indent="-0.1972in">
        <style:tab-stops/>
      </style:paragraph-properties>
    </style:style>
    <style:style style:name="P24" style:parent-style-name="Základnítext" style:family="paragraph">
      <style:text-properties fo:font-weight="bold" style:font-weight-asian="bold"/>
    </style:style>
    <style:style style:name="T25" style:parent-style-name="Standardnípísmoodstavce" style:family="text">
      <style:text-properties fo:font-weight="bold" style:font-weight-asian="bold"/>
    </style:style>
    <style:style style:name="T26" style:parent-style-name="Standardnípísmoodstavce" style:family="text">
      <style:text-properties fo:font-weight="bold" style:font-weight-asian="bold"/>
    </style:style>
    <style:style style:name="T27" style:parent-style-name="instrukce" style:family="text">
      <style:text-properties style:use-window-font-color="true"/>
    </style:style>
    <style:style style:name="P28" style:parent-style-name="podpis" style:family="paragraph">
      <style:paragraph-properties fo:text-align="start" fo:margin-left="0in">
        <style:tab-stops/>
      </style:paragraph-properties>
    </style:style>
    <style:style style:name="P29" style:parent-style-name="podpis" style:family="paragraph">
      <style:paragraph-properties fo:text-align="start" fo:margin-left="0in">
        <style:tab-stops/>
      </style:paragraph-properties>
    </style:style>
    <style:style style:name="P30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1/2025</text:p>
            <text:p text:style-name="Normální">KVOP-19483/2025</text:p>
            <text:p text:style-name="Normální">06. 05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Vážený pan</text:p>
            <text:p text:style-name="Normální">A. S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P18" text:outline-level="1">Sdělení<text:s/></text:h>
      <text:h text:style-name="P19" text:outline-level="1">o vyřízení žádosti o informace</text:h>
      <text:h text:style-name="P20" text:outline-level="1">a o částečném odložení<text:s/>žádosti</text:h>
      <text:h text:style-name="P21" text:outline-level="1">podle zákona č. 106/1999 Sb., o svobodném přístupu k informacím</text:h>
      <text:p text:style-name="Základnítext">Vážený pane doktore,</text:p>
      <text:p text:style-name="Základnítext">dne 2. 5. 2025 obdržela Kancelář veřejného ochránce práv (KVOP) Vaši žádost o informace. Žádáte o poskytnutí:</text:p>
      <text:list text:style-name="LFO3_1" text:continue-numbering="true">
        <text:list-item>
          <text:p text:style-name="P22">zákona č. 89/2012, občanský zákoník a</text:p>
        </text:list-item>
        <text:list-item>
          <text:p text:style-name="P23">dvou rozhodnutí<text:s/>ochránce, ve kterých se Vás zastal proti Věznici Heřmanice a Věznici Mírov (sp. zn. 2318/2017/VOP/MS a 84/2020/VOP/OK) a dále stanoviska ochránce k přímé účasti zmocněnce u výslechu svědků v průběhu kázeňského řízení, které vydal pravděpodobně mezi lety 2018 a 2020.</text:p>
        </text:list-item>
      </text:list>
      <text:p text:style-name="Základnítext"/>
      <text:p text:style-name="Základnítext"><text:span text:style-name="Silné">K výše uvedenému Vám dávám tyto informace:</text:span></text:p>
      <text:p text:style-name="P24">K bodu č. 1</text:p>
      <text:p text:style-name="Základnítext"><text:span text:style-name="T25">Požadovaný předpis Vám neposkytnu, protože se nevztahuje k působnosti ochránce.</text:span><text:s/><text:span text:style-name="T26">V této části proto odkládám Vaši žádost o informace</text:span><text:s/>ze dne 24. 4. 2025.<text:span text:style-name="Značkapozn.podčarou"><text:note text:note-class="footnote" text:id="_ftn0"><text:note-citation>1</text:note-citation><text:note-body><text:p text:style-name="Textpozn.podčarou"><text:s/>Podle § 14 odst. 5 písm. c) zákona o svobodném přístupu k informacím „povinný subjekt posoudí žádost a […] v případě, že požadované informace se nevztahují k jeho působnosti, žádost odloží a tuto odůvodněnou skutečnost sdělí […] žadateli.“</text:p></text:note-body></text:note></text:span><text:s/>Právní předpis nepochází z činnosti ochránce a není ani jeho vydavatelem.</text:p>
      <text:soft-page-break/>
      <text:p text:style-name="Základnítext">Povinným subjektem příslušným k poskytnutí informací v této oblasti je Ministerstvo vnitra ČR nikoliv KVOP.</text:p>
      <text:p text:style-name="Základnítext"><text:span text:style-name="Silné">K bodu č. 2</text:span></text:p>
      <text:p text:style-name="Základnítext"><text:span text:style-name="T27">Všechny tři požadované dokumenty Vám zasílám v příloze.</text:span></text:p>
      <text:p text:style-name="Základnítext">S pozdravem</text:p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P28"/>
      <text:p text:style-name="P29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Závěrečné stanovisko veřejného ochránce práv ze dne 9. 7. 2020, sp. zn. 5284/2019/VOP/MS</text:p>
      <text:p text:style-name="Normální">Zpráva o šetření veřejného ochránce práv ze dne 20. 1. 2020, sp. zn. 2318/2017/VOP/MS</text:p>
      <text:p text:style-name="Normální">Zpráva o šetření<text:s/>veřejného ochránce práv ze dne 7. 7. 2020, sp. zn. 84/2020/VOP/OK</text:p>
      <text:p text:style-name="P30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GU0Q*</text:span></text:p>
        <text:p text:style-name="P12"><text:span text:style-name="T13">KVOPX00FGU0Q</text:span>KVOPX00FGU0Q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5-12T07:42:00Z</meta:creation-date>
    <dc:date>2025-05-12T07:48:00Z</dc:date>
    <meta:print-date>2016-06-27T07:08:00Z</meta:print-date>
    <meta:template xlink:href="KVOP_dopis%20vedoucího" xlink:type="simple"/>
    <meta:editing-cycles>5</meta:editing-cycles>
    <meta:editing-duration>PT180S</meta:editing-duration>
    <meta:user-defined meta:name="ContentTypeId">0x010100D3A71DC738674B4893D02C4CA0E22FAC</meta:user-defined>
    <meta:document-statistic meta:page-count="2" meta:paragraph-count="3" meta:word-count="223" meta:character-count="1542" meta:row-count="11" meta:non-whitespace-character-count="1322"/>
  </office:meta>
</office:document-meta>
</file>